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>
        <table:iteration table:steps="1000"/>
      </table:calculation-settings>
      <table:table table:name="Tabelle1" table:style-name="ta1">
        <table:table-column table:style-name="co1" table:default-cell-style-name="Default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Medi</text:p>
          </table:table-cell>
          <table:table-cell table:style-name="Default" office:value-type="string" calcext:value-type="string">
            <text:p>H</text:p>
          </table:table-cell>
          <table:table-cell table:style-name="Default" office:value-type="string" calcext:value-type="string">
            <text:p>nH</text:p>
          </table:table-cell>
          <table:table-cell table:style-name="Default"/>
        </table:table-row>
        <table:table-row table:style-name="ro1">
          <table:table-cell office:value-type="string" calcext:value-type="string">
            <text:p>N</text:p>
          </table:table-cell>
          <table:table-cell table:formula="of:=[.B4]*[.D2]" office:value-type="percentage" office:value="0.24" calcext:value-type="percentage">
            <text:p>24,00 %</text:p>
          </table:table-cell>
          <table:table-cell table:formula="of:=[.C4]*[.D2]" office:value-type="percentage" office:value="0.06" calcext:value-type="percentage">
            <text:p>6,00 %</text:p>
          </table:table-cell>
          <table:table-cell office:value-type="percentage" office:value="0.3" calcext:value-type="percentage">
            <text:p>30,00 %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table:formula="of:=[.B4]*[.D3]" office:value-type="percentage" office:value="0.56" calcext:value-type="percentage">
            <text:p>56,00 %</text:p>
          </table:table-cell>
          <table:table-cell table:formula="of:=[.C4]*[.D3]" office:value-type="percentage" office:value="0.14" calcext:value-type="percentage">
            <text:p>14,00 %</text:p>
          </table:table-cell>
          <table:table-cell table:formula="of:=[.D4]-[.D2]" office:value-type="percentage" office:value="0.7" calcext:value-type="percentage">
            <text:p>70,00 %</text:p>
          </table:table-cell>
        </table:table-row>
        <table:table-row table:style-name="ro1">
          <table:table-cell/>
          <table:table-cell office:value-type="percentage" office:value="0.8" calcext:value-type="percentage">
            <text:p>80,00 %</text:p>
          </table:table-cell>
          <table:table-cell table:formula="of:=[.D4]-[.B4]" office:value-type="percentage" office:value="0.2" calcext:value-type="percentage">
            <text:p>20,00 %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Pfusch</text:p>
          </table:table-cell>
          <table:table-cell table:style-name="Default" office:value-type="string" calcext:value-type="string">
            <text:p>H</text:p>
          </table:table-cell>
          <table:table-cell table:style-name="Default" office:value-type="string" calcext:value-type="string">
            <text:p>nH</text:p>
          </table:table-cell>
          <table:table-cell table:style-name="Default"/>
        </table:table-row>
        <table:table-row table:style-name="ro1">
          <table:table-cell office:value-type="string" calcext:value-type="string">
            <text:p>N</text:p>
          </table:table-cell>
          <table:table-cell table:formula="of:=[.B9]*[.D7]" office:value-type="percentage" office:value="0.1" calcext:value-type="percentage">
            <text:p>10,00 %</text:p>
          </table:table-cell>
          <table:table-cell table:formula="of:=[.C9]*[.D7]" office:value-type="percentage" office:value="0.4" calcext:value-type="percentage">
            <text:p>40,00 %</text:p>
          </table:table-cell>
          <table:table-cell office:value-type="percentage" office:value="0.5" calcext:value-type="percentage">
            <text:p>50,00 %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table:formula="of:=[.B9]*[.D8]" office:value-type="percentage" office:value="0.1" calcext:value-type="percentage">
            <text:p>10,00 %</text:p>
          </table:table-cell>
          <table:table-cell table:formula="of:=[.C9]*[.D8]" office:value-type="percentage" office:value="0.4" calcext:value-type="percentage">
            <text:p>40,00 %</text:p>
          </table:table-cell>
          <table:table-cell table:formula="of:=[.D9]-[.D7]" office:value-type="percentage" office:value="0.5" calcext:value-type="percentage">
            <text:p>50,00 %</text:p>
          </table:table-cell>
        </table:table-row>
        <table:table-row table:style-name="ro1">
          <table:table-cell/>
          <table:table-cell office:value-type="percentage" office:value="0.2" calcext:value-type="percentage">
            <text:p>20,00 %</text:p>
          </table:table-cell>
          <table:table-cell table:formula="of:=[.D9]-[.B9]" office:value-type="percentage" office:value="0.8" calcext:value-type="percentage">
            <text:p>80,00 %</text:p>
          </table:table-cell>
          <table:table-cell office:value-type="percentage" office:value="1" calcext:value-type="percentage">
            <text:p>100,00 %</text:p>
          </table:table-cell>
        </table:table-row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Medi</text:p>
          </table:table-cell>
          <table:table-cell table:style-name="Default" office:value-type="string" calcext:value-type="string">
            <text:p>H</text:p>
          </table:table-cell>
          <table:table-cell table:style-name="Default" office:value-type="string" calcext:value-type="string">
            <text:p>nH</text:p>
          </table:table-cell>
          <table:table-cell table:style-name="Default"/>
        </table:table-row>
        <table:table-row table:style-name="ro1">
          <table:table-cell office:value-type="string" calcext:value-type="string">
            <text:p>N</text:p>
          </table:table-cell>
          <table:table-cell table:formula="of:=[.D15]*[.B2]" office:value-type="percentage" office:value="0.2376" calcext:value-type="percentage">
            <text:p>23,76 %</text:p>
          </table:table-cell>
          <table:table-cell table:formula="of:=[.D15]*[.C2]" office:value-type="percentage" office:value="0.0594" calcext:value-type="percentage">
            <text:p>5,94 %</text:p>
          </table:table-cell>
          <table:table-cell table:formula="of:=[.D15]*[.D2]" office:value-type="percentage" office:value="0.297" calcext:value-type="percentage">
            <text:p>29,70 %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table:formula="of:=[.D15]*[.B3]" office:value-type="percentage" office:value="0.5544" calcext:value-type="percentage">
            <text:p>55,44 %</text:p>
          </table:table-cell>
          <table:table-cell table:formula="of:=[.D15]*[.C3]" office:value-type="percentage" office:value="0.1386" calcext:value-type="percentage">
            <text:p>13,86 %</text:p>
          </table:table-cell>
          <table:table-cell table:formula="of:=[.D15]*[.D3]" office:value-type="percentage" office:value="0.693" calcext:value-type="percentage">
            <text:p>69,30 %</text:p>
          </table:table-cell>
        </table:table-row>
        <table:table-row table:style-name="ro1">
          <table:table-cell/>
          <table:table-cell table:formula="of:=[.D15]*[.B4]" office:value-type="percentage" office:value="0.792" calcext:value-type="percentage">
            <text:p>79,20 %</text:p>
          </table:table-cell>
          <table:table-cell table:formula="of:=[.D15]*[.C4]" office:value-type="percentage" office:value="0.198" calcext:value-type="percentage">
            <text:p>19,80 %</text:p>
          </table:table-cell>
          <table:table-cell office:value-type="percentage" office:value="0.99" calcext:value-type="percentage">
            <text:p>99,00 %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Pfusch</text:p>
          </table:table-cell>
          <table:table-cell table:style-name="Default" office:value-type="string" calcext:value-type="string">
            <text:p>H</text:p>
          </table:table-cell>
          <table:table-cell table:style-name="Default" office:value-type="string" calcext:value-type="string">
            <text:p>nH</text:p>
          </table:table-cell>
          <table:table-cell table:style-name="Default"/>
        </table:table-row>
        <table:table-row table:style-name="ro1">
          <table:table-cell office:value-type="string" calcext:value-type="string">
            <text:p>N</text:p>
          </table:table-cell>
          <table:table-cell table:formula="of:=[.D20]*[.B7]" office:value-type="percentage" office:value="0.001" calcext:value-type="percentage">
            <text:p>0,10 %</text:p>
          </table:table-cell>
          <table:table-cell table:formula="of:=[.D20]*[.C7]" office:value-type="percentage" office:value="0.004" calcext:value-type="percentage">
            <text:p>0,40 %</text:p>
          </table:table-cell>
          <table:table-cell table:formula="of:=[.D20]*[.D7]" office:value-type="percentage" office:value="0.005" calcext:value-type="percentage">
            <text:p>0,50 %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table:formula="of:=[.D20]*[.B8]" office:value-type="percentage" office:value="0.001" calcext:value-type="percentage">
            <text:p>0,10 %</text:p>
          </table:table-cell>
          <table:table-cell table:formula="of:=[.D20]*[.C8]" office:value-type="percentage" office:value="0.004" calcext:value-type="percentage">
            <text:p>0,40 %</text:p>
          </table:table-cell>
          <table:table-cell table:formula="of:=[.D20]*[.D8]" office:value-type="percentage" office:value="0.005" calcext:value-type="percentage">
            <text:p>0,50 %</text:p>
          </table:table-cell>
        </table:table-row>
        <table:table-row table:style-name="ro1">
          <table:table-cell/>
          <table:table-cell table:formula="of:=[.D20]*[.B9]" office:value-type="percentage" office:value="0.002" calcext:value-type="percentage">
            <text:p>0,20 %</text:p>
          </table:table-cell>
          <table:table-cell table:formula="of:=[.D20]*[.C9]" office:value-type="percentage" office:value="0.008" calcext:value-type="percentage">
            <text:p>0,80 %</text:p>
          </table:table-cell>
          <table:table-cell office:value-type="percentage" office:value="0.01" calcext:value-type="percentage">
            <text:p>1,00 %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**</text:p>
          </table:table-cell>
          <table:table-cell table:style-name="Default" office:value-type="string" calcext:value-type="string">
            <text:p>H</text:p>
          </table:table-cell>
          <table:table-cell table:style-name="Default" office:value-type="string" calcext:value-type="string">
            <text:p>nH</text:p>
          </table:table-cell>
          <table:table-cell table:style-name="Default"/>
        </table:table-row>
        <table:table-row table:style-name="ro1">
          <table:table-cell office:value-type="string" calcext:value-type="string">
            <text:p>N</text:p>
          </table:table-cell>
          <table:table-cell table:formula="of:=[.B18]+[.B13]" office:value-type="percentage" office:value="0.2386" calcext:value-type="percentage">
            <text:p>23,86 %</text:p>
          </table:table-cell>
          <table:table-cell table:formula="of:=[.C18]+[.C13]" office:value-type="percentage" office:value="0.0634" calcext:value-type="percentage">
            <text:p>6,34 %</text:p>
          </table:table-cell>
          <table:table-cell table:formula="of:=[.D18]+[.D13]" office:value-type="percentage" office:value="0.302" calcext:value-type="percentage">
            <text:p>30,20 %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table:formula="of:=[.B19]+[.B14]" office:value-type="percentage" office:value="0.5554" calcext:value-type="percentage">
            <text:p>55,54 %</text:p>
          </table:table-cell>
          <table:table-cell table:formula="of:=[.C19]+[.C14]" office:value-type="percentage" office:value="0.1426" calcext:value-type="percentage">
            <text:p>14,26 %</text:p>
          </table:table-cell>
          <table:table-cell table:formula="of:=[.D19]+[.D14]" office:value-type="percentage" office:value="0.698" calcext:value-type="percentage">
            <text:p>69,80 %</text:p>
          </table:table-cell>
        </table:table-row>
        <table:table-row table:style-name="ro1">
          <table:table-cell/>
          <table:table-cell table:formula="of:=[.B20]+[.B15]" office:value-type="percentage" office:value="0.794" calcext:value-type="percentage">
            <text:p>79,40 %</text:p>
          </table:table-cell>
          <table:table-cell table:formula="of:=[.C20]+[.C15]" office:value-type="percentage" office:value="0.206" calcext:value-type="percentage">
            <text:p>20,60 %</text:p>
          </table:table-cell>
          <table:table-cell table:formula="of:=[.D20]+[.D15]" office:value-type="percentage" office:value="1" calcext:value-type="percentage">
            <text:p>100,00 %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P(H | N) = </text:p>
          </table:table-cell>
          <table:table-cell table:formula="of:=[.B23]/[.D23]" office:value-type="percentage" office:value="0.790066225165563" calcext:value-type="percentage">
            <text:p>79,01 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P(H | nN) =</text:p>
          </table:table-cell>
          <table:table-cell table:formula="of:=[.B24]/[.D24]" office:value-type="percentage" office:value="0.795702005730659" calcext:value-type="percentage">
            <text:p>79,57 %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L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7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15:15:59.404000000</meta:creation-date>
    <dc:date>2019-05-07T22:36:22.060000000</dc:date>
    <meta:editing-duration>PT7H10M12S</meta:editing-duration>
    <meta:editing-cycles>1</meta:editing-cycles>
    <meta:document-statistic meta:table-count="1" meta:cell-count="74" meta:object-count="0"/>
    <meta:generator>LibreOffice/6.1.2.1$Windows_X86_64 LibreOffice_project/65905a128db06ba48db947242809d14d3f9a93fe</meta:generator>
  </office:meta>
</office:document-meta>
</file>